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space" svg:font-family="monospace"/>
    <style:font-face style:name="sans-serif" svg:font-family="sans-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widows="1" fo:text-indent="0in" style:auto-text-indent="false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9pt" fo:letter-spacing="normal" fo:font-style="normal" style:text-underline-style="none" fo:font-weight="normal" officeooo:rsid="000146ec" officeooo:paragraph-rsid="000146e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0146ec" officeooo:paragraph-rsid="000146e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025521" officeooo:paragraph-rsid="0002552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026316" officeooo:paragraph-rsid="00026316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monospace" fo:font-size="12pt" fo:letter-spacing="normal" fo:font-style="italic" style:text-underline-style="none" fo:font-weight="normal" officeooo:rsid="000146ec" officeooo:paragraph-rsid="000146ec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6pt" fo:letter-spacing="normal" fo:font-style="normal" style:text-underline-style="solid" style:text-underline-width="auto" style:text-underline-color="font-color" fo:font-weight="bold" officeooo:rsid="00026316" officeooo:paragraph-rsid="00026316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6pt" fo:letter-spacing="normal" fo:font-style="normal" style:text-underline-style="solid" style:text-underline-width="auto" style:text-underline-color="font-color" fo:font-weight="bold" officeooo:rsid="00026316" officeooo:paragraph-rsid="00026316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2283"/>
    </style:style>
    <style:style style:name="P10" style:family="paragraph" style:parent-style-name="List_20_Heading">
      <style:paragraph-properties fo:margin-left="0in" fo:margin-right="0in" fo:margin-top="0in" fo:margin-bottom="0.1965in" loext:contextual-spacing="false" fo:text-align="start" style:justify-single-word="false" fo:widows="1" fo:text-indent="0in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11" style:family="paragraph" style:parent-style-name="Preformatted_20_Text">
      <style:paragraph-properties fo:margin-left="0in" fo:margin-right="0in" fo:margin-top="0in" fo:margin-bottom="0.1965in" loext:contextual-spacing="false" fo:text-align="start" style:justify-single-word="false" fo:widows="1" fo:text-indent="0in" style:auto-text-indent="false" fo:padding="0.0193in" fo:border="0.06pt solid #cfcfcf"/>
      <style:text-properties fo:font-variant="normal" fo:text-transform="none" fo:color="#000000" style:font-name="monospace" fo:font-size="12pt" fo:letter-spacing="normal" fo:font-style="italic" style:text-underline-style="none" fo:font-weight="normal" officeooo:rsid="000146ec" officeooo:paragraph-rsid="0002631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0146ec" officeooo:paragraph-rsid="000146e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0146ec" officeooo:paragraph-rsid="0002631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margin-left="0in" fo:margin-right="0in" fo:text-align="start" style:justify-single-word="false" fo:widows="1" fo:text-indent="0in" style:auto-text-indent="false" fo:padding="0.0193in" fo:border="0.06pt solid #cfcfcf"/>
      <style:text-properties fo:font-variant="normal" fo:text-transform="none" fo:color="#000000" style:font-name="monospace" fo:font-size="12pt" fo:letter-spacing="normal" fo:font-style="italic" style:text-underline-style="none" fo:font-weight="normal" officeooo:rsid="000146ec" officeooo:paragraph-rsid="00026316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in" fo:margin-right="0in" fo:text-align="start" style:justify-single-word="false" fo:widows="1" fo:text-indent="0in" style:auto-text-indent="false" fo:padding="0.0193in" fo:border="0.06pt solid #cfcfcf"/>
      <style:text-properties fo:font-size="12pt" fo:font-style="normal" style:text-underline-style="none" fo:font-weight="normal" officeooo:rsid="000146ec" officeooo:paragraph-rsid="00040a4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left="0.4925in" fo:margin-right="0in" style:line-height-at-least="0.2291in" fo:widows="1" fo:text-indent="0in" style:auto-text-indent="false"/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P17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paragraph-rsid="000146ec"/>
    </style:style>
    <style:style style:name="P18" style:family="paragraph" style:parent-style-name="Text_20_body">
      <style:paragraph-properties fo:margin-left="0.4925in" fo:margin-right="0in" style:line-height-at-least="0.2291in" fo:widows="1" fo:text-indent="0in" style:auto-text-indent="false"/>
      <style:text-properties officeooo:paragraph-rsid="00062283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0dbf" officeooo:paragraph-rsid="000146e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46ec" officeooo:paragraph-rsid="000146ec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0f0dbf" officeooo:paragraph-rsid="000146ec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146ec" officeooo:paragraph-rsid="000146ec" style:font-size-asian="18pt" style:font-weight-asian="normal" style:font-size-complex="18pt" style:font-weight-complex="normal"/>
    </style:style>
    <style:style style:name="P23" style:family="paragraph" style:parent-style-name="Standard">
      <style:text-properties officeooo:rsid="000f0dbf" officeooo:paragraph-rsid="000146ec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46ec" officeooo:paragraph-rsid="000146e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0146ec"/>
    </style:style>
    <style:style style:name="P26" style:family="paragraph" style:parent-style-name="Standard">
      <style:paragraph-properties fo:text-align="start" style:justify-single-word="false" fo:widows="1" fo:padding="0.0193in" fo:border="0.06pt solid #cfcfcf"/>
      <style:text-properties fo:font-variant="normal" fo:text-transform="none" fo:color="#000000" fo:letter-spacing="normal" fo:font-style="italic" officeooo:paragraph-rsid="00026316" style:font-style-asian="italic" style:font-style-complex="italic"/>
    </style:style>
    <style:style style:name="P27" style:family="paragraph" style:parent-style-name="Standard">
      <style:paragraph-properties fo:text-align="start" style:justify-single-word="false" fo:widows="1" fo:padding="0.0193in" fo:border="0.06pt solid #cfcfcf"/>
      <style:text-properties fo:font-variant="normal" fo:text-transform="none" fo:color="#000000" style:font-name="monospace" fo:letter-spacing="normal" fo:font-style="italic" fo:font-weight="normal" officeooo:paragraph-rsid="00026316" style:font-style-asian="italic" style:font-style-complex="italic"/>
    </style:style>
    <style:style style:name="P28" style:family="paragraph" style:parent-style-name="Preformatted_20_Text">
      <style:paragraph-properties fo:text-align="start" style:justify-single-word="false" fo:widows="1" fo:padding="0.0193in" fo:border="0.06pt solid #cfcfcf"/>
    </style:style>
    <style:style style:name="P29" style:family="paragraph" style:parent-style-name="Preformatted_20_Text">
      <style:paragraph-properties fo:text-align="start" style:justify-single-word="false" fo:widows="1" fo:padding="0.0193in" fo:border="0.06pt solid #cfcfcf"/>
      <style:text-properties officeooo:paragraph-rsid="00026316"/>
    </style:style>
    <style:style style:name="P30" style:family="paragraph" style:parent-style-name="Preformatted_20_Text">
      <style:paragraph-properties fo:text-align="start" style:justify-single-word="false" fo:widows="1" fo:padding="0.0193in" fo:border="0.06pt solid #cfcfcf"/>
      <style:text-properties fo:font-variant="normal" fo:text-transform="none" fo:color="#000000" fo:letter-spacing="normal"/>
    </style:style>
    <style:style style:name="P31" style:family="paragraph" style:parent-style-name="Preformatted_20_Text">
      <style:paragraph-properties fo:text-align="start" style:justify-single-word="false" fo:widows="1" fo:padding="0.0193in" fo:border="0.06pt solid #cfcfcf"/>
      <style:text-properties fo:font-variant="normal" fo:text-transform="none" fo:color="#000000" fo:letter-spacing="normal" fo:font-style="italic" officeooo:paragraph-rsid="00026316" style:font-style-asian="italic" style:font-style-complex="italic"/>
    </style:style>
    <style:style style:name="P32" style:family="paragraph" style:parent-style-name="Preformatted_20_Text">
      <style:paragraph-properties fo:text-align="start" style:justify-single-word="false" fo:widows="1" fo:padding="0.0193in" fo:border="0.06pt solid #cfcfcf"/>
      <style:text-properties fo:font-variant="normal" fo:text-transform="none" fo:color="#000000" style:font-name="monospace" fo:letter-spacing="normal" fo:font-style="italic" fo:font-weight="normal" officeooo:paragraph-rsid="00026316" style:font-style-asian="italic" style:font-style-complex="italic"/>
    </style:style>
    <style:style style:name="P33" style:family="paragraph" style:parent-style-name="Preformatted_20_Text">
      <style:paragraph-properties fo:text-align="start" style:justify-single-word="false" fo:widows="1" fo:padding="0.0193in" fo:border="0.06pt solid #cfcfcf"/>
      <style:text-properties fo:font-style="italic" officeooo:paragraph-rsid="00026316" style:font-style-asian="italic" style:font-style-complex="italic"/>
    </style:style>
    <style:style style:name="P34" style:family="paragraph" style:parent-style-name="List_20_Heading">
      <style:paragraph-properties fo:margin-top="0in" fo:margin-bottom="0.1965in" loext:contextual-spacing="false" fo:text-align="start" style:justify-single-word="false" fo:widows="1"/>
      <style:text-properties fo:font-variant="normal" fo:text-transform="none" fo:color="#000000" style:font-name="verdana" fo:font-size="9pt" fo:letter-spacing="normal" fo:font-style="normal" fo:font-weight="normal"/>
    </style:style>
    <style:style style:name="P35" style:family="paragraph" style:parent-style-name="List_20_Contents">
      <style:paragraph-properties fo:margin-top="0in" fo:margin-bottom="0.1965in" loext:contextual-spacing="false" fo:text-align="start" style:justify-single-word="false" fo:widows="1"/>
    </style:style>
    <style:style style:name="P36" style:family="paragraph" style:parent-style-name="Preformatted_20_Text">
      <style:paragraph-properties fo:margin-top="0in" fo:margin-bottom="0.1965in" loext:contextual-spacing="false" fo:text-align="start" style:justify-single-word="false" fo:widows="1" fo:padding="0.0193in" fo:border="0.06pt solid #cfcfcf"/>
    </style:style>
    <style:style style:name="P37" style:family="paragraph" style:parent-style-name="List_20_Contents">
      <style:paragraph-properties fo:margin-left="0.3937in" fo:margin-right="0in" fo:margin-top="0in" fo:margin-bottom="0.1965in" loext:contextual-spacing="false" fo:text-align="start" style:justify-single-word="false" fo:widows="1" fo:text-indent="0in" style:auto-text-indent="false"/>
    </style:style>
    <style:style style:name="P38" style:family="paragraph" style:parent-style-name="Preformatted_20_Text">
      <style:paragraph-properties fo:margin-left="0.3937in" fo:margin-right="0in" fo:margin-top="0in" fo:margin-bottom="0.1965in" loext:contextual-spacing="false" fo:text-align="start" style:justify-single-word="false" fo:widows="1" fo:text-indent="0in" style:auto-text-indent="false" fo:padding="0.0193in" fo:border="0.06pt solid #cfcfcf"/>
    </style:style>
    <style:style style:name="P39" style:family="paragraph" style:parent-style-name="Preformatted_20_Text">
      <style:paragraph-properties fo:margin-left="0.3937in" fo:margin-right="0in" fo:text-align="start" style:justify-single-word="false" fo:widows="1" fo:text-indent="0in" style:auto-text-indent="false" fo:padding="0.0193in" fo:border="0.06pt solid #cfcfcf"/>
    </style:style>
    <style:style style:name="P40" style:family="paragraph" style:parent-style-name="Text_20_body" style:list-style-name="L1">
      <style:paragraph-properties fo:margin-top="0in" fo:margin-bottom="0in" loext:contextual-spacing="false" style:line-height-at-least="0.2291in" fo:widows="1" fo:padding="0in" fo:border="none"/>
    </style:style>
    <style:style style:name="P41" style:family="paragraph" style:parent-style-name="Text_20_body" style:list-style-name="L1">
      <style:paragraph-properties fo:margin-top="0in" fo:margin-bottom="0in" loext:contextual-spacing="false" style:line-height-at-least="0.2291in" fo:widows="1" fo:padding="0in" fo:border="none"/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252525" style:font-name="sans-serif" fo:font-size="10.5pt" fo:letter-spacing="normal" fo:font-style="italic" fo:font-weight="bold" style:font-style-asian="italic" style:font-style-complex="italic"/>
    </style:style>
    <style:style style:name="T4" style:family="text">
      <style:text-properties fo:font-variant="normal" fo:text-transform="none" fo:color="#252525" style:font-name="sans-serif" fo:font-size="10.5pt" fo:letter-spacing="normal" fo:font-style="italic" style:text-underline-style="none" fo:font-weight="normal" officeooo:rsid="000146ec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variant="normal" fo:text-transform="none" fo:color="#252525" style:font-name="sans-serif" fo:font-size="10.5pt" fo:letter-spacing="normal" fo:font-style="italic" style:text-underline-style="none" fo:font-weight="bold" officeooo:rsid="00062283"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252525" style:font-name="sans-serif" fo:font-size="10.5pt" fo:letter-spacing="normal" fo:font-style="italic" style:text-underline-style="none" fo:font-weight="bold" officeooo:rsid="000146ec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fo:font-variant="normal" fo:text-transform="none" fo:color="#252525" style:font-name="sans-serif" fo:font-size="10.5pt" fo:letter-spacing="normal" fo:font-style="italic" style:text-underline-style="none" fo:font-weight="bold" officeooo:rsid="000146ec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fo:color="#252525" style:font-name="sans-serif" fo:font-size="10.5pt" fo:letter-spacing="normal" fo:font-style="normal" style:text-underline-style="none" fo:font-weight="normal" officeooo:rsid="000146ec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252525" style:font-name="sans-serif" fo:font-size="10.5pt" fo:letter-spacing="normal" fo:font-style="normal" style:text-underline-style="none" fo:font-weight="normal" officeooo:rsid="00062283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sans-serif" fo:font-size="10.5pt" fo:letter-spacing="normal" fo:font-style="italic" style:text-underline-style="none" fo:font-weight="normal" style:text-blinking="false" style:font-style-asian="italic" style:font-style-complex="italic"/>
    </style:style>
    <style:style style:name="T11" style:family="text">
      <style:text-properties fo:font-variant="normal" fo:text-transform="none" style:use-window-font-color="true" style:font-name="sans-serif" fo:font-size="10.5pt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13" style:family="text">
      <style:text-properties fo:font-variant="normal" fo:text-transform="none" fo:color="#000000" style:font-name="verdana" fo:font-size="9pt" fo:letter-spacing="normal" fo:font-style="italic" fo:font-weight="bold"/>
    </style:style>
    <style:style style:name="T14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15" style:family="text">
      <style:text-properties fo:font-variant="normal" fo:text-transform="none" fo:color="#000000" style:font-name="monospace" fo:font-size="9pt" fo:letter-spacing="normal" fo:font-style="italic" fo:font-weight="bold"/>
    </style:style>
    <style:style style:name="T16" style:family="text">
      <style:text-properties fo:font-variant="normal" fo:text-transform="none" fo:color="#000000" style:font-name="monospace" fo:letter-spacing="normal"/>
    </style:style>
    <style:style style:name="T17" style:family="text">
      <style:text-properties fo:font-variant="normal" fo:text-transform="none" fo:color="#000000" style:font-name="monospace" fo:letter-spacing="normal" fo:font-style="normal" fo:font-weight="normal"/>
    </style:style>
    <style:style style:name="T18" style:family="text">
      <style:text-properties fo:font-variant="normal" fo:text-transform="none" fo:color="#000000" style:font-name="monospace" fo:letter-spacing="normal" fo:font-style="italic" fo:font-weight="bold"/>
    </style:style>
    <style:style style:name="T19" style:family="text">
      <style:text-properties fo:font-variant="normal" fo:text-transform="none" fo:color="#000000" style:font-name="monospace" fo:letter-spacing="normal" fo:font-style="italic" fo:font-weight="bold" style:font-style-asian="italic" style:font-style-complex="italic"/>
    </style:style>
    <style:style style:name="T20" style:family="text">
      <style:text-properties fo:font-variant="normal" fo:text-transform="none" fo:color="#000000" style:font-name="monospace" fo:letter-spacing="normal" fo:font-style="italic" fo:font-weight="normal" style:font-style-asian="italic" style:font-style-complex="italic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23" style:family="text">
      <style:text-properties fo:font-variant="normal" fo:text-transform="none" fo:color="#000000" style:font-name="Consolas" fo:letter-spacing="normal" fo:font-weight="bold" fo:background-color="transparent" loext:char-shading-value="0" style:font-size-asian="12pt" style:font-weight-asian="bold" style:font-weight-complex="bold" loext:padding="0in" loext:border="none"/>
    </style:style>
    <style:style style:name="T24" style:family="text">
      <style:text-properties fo:font-variant="normal" fo:text-transform="none" fo:color="#000000" style:font-name="Consolas" fo:letter-spacing="normal" fo:font-weight="bold" officeooo:rsid="00026316" fo:background-color="transparent" loext:char-shading-value="0" style:font-size-asian="12pt" style:font-weight-asian="bold" style:font-weight-complex="bold" loext:padding="0in" loext:border="none"/>
    </style:style>
    <style:style style:name="T25" style:family="text">
      <style:text-properties fo:font-variant="normal" fo:text-transform="none" fo:color="#00008b" style:font-name="Consolas" fo:font-size="9.75pt" fo:letter-spacing="normal" officeooo:rsid="00026316" fo:background-color="#eeeeee" loext:char-shading-value="0" loext:padding="0in" loext:border="none"/>
    </style:style>
    <style:style style:name="T26" style:family="text">
      <style:text-properties fo:font-variant="normal" fo:text-transform="none" fo:color="#00008b" style:font-name="Consolas" fo:letter-spacing="normal" officeooo:rsid="00026316" fo:background-color="transparent" loext:char-shading-value="0" style:font-size-asian="12pt" loext:padding="0in" loext:border="none"/>
    </style:style>
    <style:style style:name="T27" style:family="text">
      <style:text-properties fo:font-variant="normal" fo:text-transform="none" fo:color="#00008b" style:font-name="Consolas" fo:letter-spacing="normal" fo:font-weight="bold" fo:background-color="transparent" loext:char-shading-value="0" style:font-size-asian="12pt" style:font-weight-asian="bold" style:font-weight-complex="bold" loext:padding="0in" loext:border="none"/>
    </style:style>
    <style:style style:name="T28" style:family="text">
      <style:text-properties fo:font-variant="normal" fo:text-transform="none" fo:color="#00008b" style:font-name="Consolas" fo:letter-spacing="normal" fo:font-weight="bold" officeooo:rsid="00026316" fo:background-color="transparent" loext:char-shading-value="0" style:font-size-asian="12pt" style:font-weight-asian="bold" style:font-weight-complex="bold" loext:padding="0in" loext:border="none"/>
    </style:style>
    <style:style style:name="T29" style:family="text">
      <style:text-properties officeooo:rsid="00025521"/>
    </style:style>
    <style:style style:name="T30" style:family="text">
      <style:text-properties style:font-name="monospace" fo:font-style="normal" fo:font-weight="normal"/>
    </style:style>
    <style:style style:name="T31" style:family="text">
      <style:text-properties style:font-name="monospace" fo:font-weight="normal"/>
    </style:style>
    <style:style style:name="T32" style:family="text">
      <style:text-properties style:font-name="monospace" fo:font-weight="bold"/>
    </style:style>
    <style:style style:name="T33" style:family="text">
      <style:text-properties officeooo:rsid="00047f93"/>
    </style:style>
    <style:style style:name="T34" style:family="text">
      <style:text-properties fo:font-size="12pt" style:text-underline-style="none" fo:font-weight="normal" officeooo:rsid="000146ec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062283" style:font-size-asian="10.5pt" style:font-weight-asian="normal" style:font-size-complex="12pt" style:font-weight-complex="normal"/>
    </style:style>
    <style:style style:name="T36" style:family="text">
      <style:text-properties fo:font-size="12pt" fo:font-style="normal" style:text-underline-style="none" fo:font-weight="normal" officeooo:rsid="000146ec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0655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ÀCTICA <text:span text:style-name="T33">7</text:span></text:p>
      <text:p text:style-name="P23"/>
      <text:p text:style-name="P19">TRIGGERs (disparadors)</text:p>
      <text:p text:style-name="P19"/>
      <text:p text:style-name="P20">Creació de logs a través de Triggers. LOPD. </text:p>
      <text:p text:style-name="P22"/>
      <text:p text:style-name="P25"><text:span text:style-name="T34">Les dades sobre els resultats de les analítiques d'un pacient són dades de nivell Alt segons la R</text:span><text:span text:style-name="T35">G</text:span><text:span text:style-name="T34">PD.</text:span></text:p>
      <text:p text:style-name="P24"/>
      <text:p text:style-name="P17"><text:span text:style-name="T8">E</text:span><text:span text:style-name="T9">l</text:span><text:span text:style-name="T4"> </text:span><text:span text:style-name="T5">RG</text:span><text:span text:style-name="T6">P</text:span><text:span text:style-name="T7">D</text:span><text:span text:style-name="T4"> estableix que: les dades de caràcter personal només es podran recollir pel seu tractament, així com sotmetre'ls al citat tractament, quan siguin adequades, pertinents i no excessives en relació amb l'àmbit i les finalitats determinades, explícites i legítimes per les que s'hagin obtingut.</text:span></text:p>
      <text:p text:style-name="P18"><text:span text:style-name="T8">E</text:span><text:span text:style-name="T9">l</text:span><text:span text:style-name="T4"> </text:span><text:span text:style-name="T5">RG</text:span><text:span text:style-name="T6">P</text:span><text:span text:style-name="T7">D</text:span><text:span text:style-name="T2"> defineix quina és la qualitat de la dada, basant-se en la qual s'estableixen els nivells de seguretat que sobre el seu tractament cal aplicar i que desenvolupa el </text:span><text:span text:style-name="T3">RDLOPD</text:span><text:span text:style-name="T2">. Això tindrà implicacions respecte al </text:span><text:a xlink:type="simple" xlink:href="https://ca.wikipedia.org/wiki/Protecció_de_dades_personals#Conceptes_b.C3.A0sics" text:style-name="Internet_20_link" text:visited-style-name="Visited_20_Internet_20_Link"><text:span text:style-name="T10">sistema de tractament</text:span></text:a><text:span text:style-name="T2"> i també respecte als usuaris (control d'accessos, registre, identificació, autenticació, compromís de confidencialitat del personal, etc.). En tot cas, els nivells es defineixen en tres nivells:</text:span></text:p>
      <text:list xml:id="list2775344609" text:style-name="L1">
        <text:list-item>
          <text:p text:style-name="P40"><text:span text:style-name="T3">Nivell Bàsic</text:span><text:span text:style-name="T2">: qualsevol fitxer que contingui</text:span><text:span text:style-name="T11"> </text:span><text:a xlink:type="simple" xlink:href="https://ca.wikipedia.org/wiki/Dades_personals#Caracteritzaci.C3.B3" text:style-name="Internet_20_link" text:visited-style-name="Visited_20_Internet_20_Link"><text:span text:style-name="T10">dades personals</text:span></text:a><text:span text:style-name="T11"> d</text:span><text:span text:style-name="T2">e qualsevol tipus que facin </text:span><text:span text:style-name="T3">identificable</text:span><text:span text:style-name="T2"> la persona: nom, imatge, adreça, etc.</text:span></text:p>
        </text:list-item>
        <text:list-item>
          <text:p text:style-name="P41"><text:span text:style-name="T1">Nivell Mitjà</text:span>: fitxers que continguin, <text:span text:style-name="T1">a més de les anteriors</text:span>, dades relatives a la <text:span text:style-name="T1">comissió d'infraccions administratives o penals, hisenda pública, serveis financers i aquells corresponents a la prestació de serveis de solvència i crèdit</text:span>. Generalment, però s'entén que estarem davant dades de nivell mitjà quan aquestes permetin fer una valoració d'entorn social i psicològic de la persona, més enllà de la seva simple identificació.</text:p>
        </text:list-item>
        <text:list-item>
          <text:p text:style-name="P41"><text:span text:style-name="T1">Nivell Alt</text:span>: fitxer que contingui dades personals sobre <text:span text:style-name="T1">ideologia, religió, creences, origen racial, salut o vida sexual o els registrats per a fins policials sense consentiment</text:span>. Aquestes són les dades que han de ser especialment protegides.</text:p>
        </text:list-item>
      </text:list>
      <text:p text:style-name="P16">En funció del nivell de dades registrades en el fitxer amb un o altre sistema de tractament, caldrà aplicar unes mesures de seguretat concretes que es desenvolupen al RDLOPD per a cada un dels nivells. </text:p>
      <text:p text:style-name="P3"/>
      <text:p text:style-name="P9"><text:span text:style-name="T36">Una de les mesures de seguretat que demana </text:span><text:span text:style-name="T8">e</text:span><text:span text:style-name="T9">l</text:span><text:span text:style-name="T4"> </text:span><text:span text:style-name="T5">RG</text:span><text:span text:style-name="T6">P</text:span><text:span text:style-name="T7">D</text:span><text:span text:style-name="T36"> és que es registri qui + quan ha vist o modificat una dada de nivell alt.</text:span></text:p>
      <text:p text:style-name="P3"/>
      <text:p text:style-name="P3">Per tant a la nostra B.D. s'ha de fer un log de qui ha vist o tocat el resultat d'una prova. En aquesta pràctica es farà el log dels inserts, dels updates i dels deletes.</text:p>
      <text:p text:style-name="P3"/>
      <text:p text:style-name="P3">Per això caldrà :</text:p>
      <text:p text:style-name="P3">1) Crear una taula per guardar el nom d'usuari, el timestamp, <text:span text:style-name="T29">el nom de taula</text:span> i l'operació realitzada <text:span text:style-name="T37">i primary key de la fila de la taula alterada</text:span>. Cadascú ha de crear la taula amb l'estructura que <text:soft-page-break/>consideri més adient</text:p>
      <text:p text:style-name="P3">2) Crear els trigger i les funcions necessàries per guardar el log dels inserts, dels updates i dels deletes <text:span text:style-name="T29">de la taula analítiques i de la taula resultatsanalitiques.</text:span></text:p>
      <text:p text:style-name="P4">3) Treballar amb diferents usuaris per fer les proves.:Crear 3 rols nous amb permisos per Training.</text:p>
      <text:p text:style-name="P4"/>
      <text:p text:style-name="P8">USUARIS i ROLES</text:p>
      <text:p text:style-name="P8"/>
      <text:p text:style-name="P13"><text:span text:style-name="Source_20_Text"><text:span text:style-name="T28">CREATE USER</text:span></text:span><text:span text:style-name="Source_20_Text"><text:span text:style-name="T23"> </text:span></text:span><text:span text:style-name="Source_20_Text"><text:span text:style-name="T24">user_nom</text:span></text:span><text:span text:style-name="Source_20_Text"><text:span text:style-name="T28">;</text:span></text:span></text:p>
      <text:p text:style-name="P13"><text:span text:style-name="Source_20_Text"><text:span text:style-name="T28"/></text:span></text:p>
      <text:p text:style-name="P13"><text:span text:style-name="Source_20_Text"><text:span text:style-name="T28">CREATE ROLE</text:span></text:span><text:span text:style-name="Source_20_Text"><text:span text:style-name="T23"> </text:span></text:span><text:span text:style-name="Source_20_Text"><text:span text:style-name="T24">user_nom</text:span></text:span><text:span text:style-name="Source_20_Text"><text:span text:style-name="T28">;</text:span></text:span></text:p>
      <text:p text:style-name="P13"><text:span text:style-name="Source_20_Text"><text:span text:style-name="T28"/></text:span></text:p>
      <text:p text:style-name="P13"><text:span text:style-name="Source_20_Text"><text:span text:style-name="T28">CREATE USER</text:span></text:span><text:span text:style-name="Source_20_Text"><text:span text:style-name="T23"> </text:span></text:span><text:span text:style-name="Source_20_Text"><text:span text:style-name="T24">user_nom</text:span></text:span><text:span text:style-name="Source_20_Text"><text:span text:style-name="T28"> SUPERUSER PASSWORD </text:span></text:span><text:span text:style-name="Source_20_Text"><text:span text:style-name="T24">'12345'</text:span></text:span><text:span text:style-name="Source_20_Text"><text:span text:style-name="T26">;</text:span></text:span></text:p>
      <text:p text:style-name="P7"/>
      <text:p text:style-name="P2">A database role may have a number of attributes that define its privileges and interact with the client authentication system.</text:p>
      <text:p text:style-name="P10">login privilege<text:bookmark text:name="AEN21131"/></text:p>
      <text:p text:style-name="P35"><text:span text:style-name="T12">Only roles that have the </text:span><text:span text:style-name="Teletype"><text:span text:style-name="T12">LOGIN</text:span></text:span><text:span text:style-name="T12"> attribute can be used as the initial role name for a database connection. A role with the </text:span><text:span text:style-name="Teletype"><text:span text:style-name="T12">LOGIN</text:span></text:span><text:span text:style-name="T12"> attribute can be considered the same thing as a "database user". To create a role with login privilege, use either</text:span></text:p>
      <text:p text:style-name="P39"><text:span text:style-name="T14">CREATE ROLE </text:span><text:span text:style-name="Teletype"><text:span text:style-name="T15">name</text:span></text:span><text:span text:style-name="T14"> LOGIN;</text:span></text:p>
      <text:p text:style-name="P38"><text:span text:style-name="T14">CREATE USER </text:span><text:span text:style-name="Teletype"><text:span text:style-name="T15">name</text:span></text:span><text:span text:style-name="T14">;</text:span></text:p>
      <text:p text:style-name="P37"><text:span text:style-name="T12">(</text:span><text:span text:style-name="Teletype"><text:span text:style-name="T12">CREATE USER</text:span></text:span><text:span text:style-name="T12"> is equivalent to </text:span><text:span text:style-name="Teletype"><text:span text:style-name="T12">CREATE ROLE</text:span></text:span><text:span text:style-name="T12"> except that </text:span><text:span text:style-name="Teletype"><text:span text:style-name="T12">CREATE USER</text:span></text:span><text:span text:style-name="T12"> assumes </text:span><text:span text:style-name="Teletype"><text:span text:style-name="T12">LOGIN</text:span></text:span><text:span text:style-name="T12"> by default, while </text:span><text:span text:style-name="Teletype"><text:span text:style-name="T12">CREATE ROLE</text:span></text:span><text:span text:style-name="T12"> does not.)</text:span></text:p>
      <text:p text:style-name="P34">superuser status<text:bookmark text:name="AEN21148"/></text:p>
      <text:p text:style-name="P35"><text:span text:style-name="T12">A database superuser bypasses all permission checks. This is a dangerous privilege and should not be used carelessly; it is best to do most of your work as a role that is not a superuser. To create a new database superuser, use </text:span><text:span text:style-name="Teletype"><text:span text:style-name="T12">CREATE ROLE </text:span></text:span><text:span text:style-name="Teletype"><text:span text:style-name="T13">name</text:span></text:span><text:span text:style-name="Teletype"><text:span text:style-name="T12"> SUPERUSER</text:span></text:span><text:span text:style-name="T12">. You must do this as a role that is already a superuser.</text:span></text:p>
      <text:p text:style-name="P34">database creation<text:bookmark text:name="AEN21156"/></text:p>
      <text:p text:style-name="P35"><text:span text:style-name="T12">A role must be explicitly given permission to create databases (except for superusers, since those bypass all permission checks). To create such a role, use </text:span><text:span text:style-name="Teletype"><text:span text:style-name="T12">CREATE ROLE </text:span></text:span><text:span text:style-name="Teletype"><text:span text:style-name="T13">name</text:span></text:span><text:span text:style-name="Teletype"><text:span text:style-name="T12"> CREATEDB</text:span></text:span><text:span text:style-name="T12">.</text:span></text:p>
      <text:p text:style-name="P34">role creation<text:bookmark text:name="AEN21165"/></text:p>
      <text:p text:style-name="P35"><text:span text:style-name="T12">A role must be explicitly given permission to create more roles (except for superusers, since those bypass all permission checks). To create such a role, use </text:span><text:span text:style-name="Teletype"><text:span text:style-name="T12">CREATE ROLE </text:span></text:span><text:span text:style-name="Teletype"><text:span text:style-name="T13">name</text:span></text:span><text:span text:style-name="Teletype"><text:span text:style-name="T12"> CREATEROLE</text:span></text:span><text:span text:style-name="T12">. A role with </text:span><text:span text:style-name="Teletype"><text:span text:style-name="T12">CREATEROLE</text:span></text:span><text:span text:style-name="T12"> privilege can alter and drop other roles, too, as well as grant or revoke membership in them. However, to create, alter, drop, or change membership of a superuser role, superuser status is required; </text:span><text:span text:style-name="Teletype"><text:span text:style-name="T12">CREATEROLE</text:span></text:span><text:span text:style-name="T12"> is not sufficient for that.</text:span></text:p>
      <text:p text:style-name="P34">password<text:bookmark text:name="AEN21176"/></text:p>
      <text:p text:style-name="P35"><text:span text:style-name="T12">A password is only significant if the client authentication method requires the user to supply a password when connecting to the database. The </text:span><text:span text:style-name="Teletype"><text:span text:style-name="T12">password</text:span></text:span><text:span text:style-name="T12">, </text:span><text:span text:style-name="Teletype"><text:span text:style-name="T12">md5</text:span></text:span><text:span text:style-name="T12">, and </text:span><text:span text:style-name="Teletype"><text:span text:style-name="T12">crypt</text:span></text:span><text:span text:style-name="T12"> authentication methods make use of passwords. Database passwords are separate from operating system passwords. Specify a password upon role creation with </text:span><text:span text:style-name="Teletype"><text:span text:style-name="T12">CREATE ROLE </text:span></text:span><text:span text:style-name="Teletype"><text:span text:style-name="T13">name</text:span></text:span><text:span text:style-name="Teletype"><text:span text:style-name="T12"> PASSWORD '</text:span></text:span><text:span text:style-name="Teletype"><text:span text:style-name="T13">string</text:span></text:span><text:span text:style-name="Teletype"><text:span text:style-name="T12">'</text:span></text:span><text:span text:style-name="T12">.</text:span></text:p>
      <text:p text:style-name="P1"><text:span text:style-name="T12">A role's attributes can be modified after creation with </text:span><text:span text:style-name="Teletype"><text:span text:style-name="T12">ALTER ROLE</text:span></text:span><text:span text:style-name="T12">.</text:span></text:p>
      <text:p text:style-name="P15"><text:span text:style-name="T16">CREATE ROLE </text:span><text:span text:style-name="Teletype"><text:span text:style-name="T18">name</text:span></text:span><text:span text:style-name="T16"> [ [ WITH ] </text:span><text:span text:style-name="Teletype"><text:span text:style-name="T18">option</text:span></text:span><text:span text:style-name="T16"> [ ... ] ]</text:span></text:p>
      <text:p text:style-name="P28"><text:soft-page-break/><text:span text:style-name="T17">where </text:span><text:span text:style-name="Teletype"><text:span text:style-name="T18">option</text:span></text:span><text:span text:style-name="T17"> can be:</text:span></text:p>
      <text:p text:style-name="P30"><text:s text:c="4"/></text:p>
      <text:p text:style-name="P30"><text:s text:c="6"/><text:span text:style-name="T30">SUPERUSER | NOSUPERUSER</text:span></text:p>
      <text:p text:style-name="P30"><text:s text:c="4"/><text:span text:style-name="T30">| CREATEDB | NOCREATEDB</text:span></text:p>
      <text:p text:style-name="P30"><text:s text:c="4"/><text:span text:style-name="T30">| CREATEROLE | NOCREATEROLE</text:span></text:p>
      <text:p text:style-name="P30"><text:s text:c="4"/><text:span text:style-name="T30">| CREATEUSER | NOCREATEUSER</text:span></text:p>
      <text:p text:style-name="P30"><text:s text:c="4"/><text:span text:style-name="T30">| INHERIT | NOINHERIT</text:span></text:p>
      <text:p text:style-name="P30"><text:s text:c="4"/><text:span text:style-name="T30">| LOGIN | NOLOGIN</text:span></text:p>
      <text:p text:style-name="P28"><text:span text:style-name="T21"><text:s text:c="4"/></text:span><text:span text:style-name="T17">| CONNECTION LIMIT </text:span><text:span text:style-name="Teletype"><text:span text:style-name="T18">connlimit</text:span></text:span></text:p>
      <text:p text:style-name="P28"><text:span text:style-name="T21"><text:s text:c="4"/></text:span><text:span text:style-name="T17">| [ ENCRYPTED | UNENCRYPTED ] PASSWORD '</text:span><text:span text:style-name="Teletype"><text:span text:style-name="T18">password</text:span></text:span><text:span text:style-name="T17">'</text:span></text:p>
      <text:p text:style-name="P28"><text:span text:style-name="T21"><text:s text:c="4"/></text:span><text:span text:style-name="T17">| VALID UNTIL '</text:span><text:span text:style-name="Teletype"><text:span text:style-name="T18">timestamp</text:span></text:span><text:span text:style-name="T17">' </text:span></text:p>
      <text:p text:style-name="P28"><text:span text:style-name="T21"><text:s text:c="4"/></text:span><text:span text:style-name="T17">| IN ROLE </text:span><text:span text:style-name="Teletype"><text:span text:style-name="T18">rolename</text:span></text:span><text:span text:style-name="T17"> [, ...]</text:span></text:p>
      <text:p text:style-name="P28"><text:span text:style-name="T21"><text:s text:c="4"/></text:span><text:span text:style-name="T17">| IN GROUP </text:span><text:span text:style-name="Teletype"><text:span text:style-name="T18">rolename</text:span></text:span><text:span text:style-name="T17"> [, ...]</text:span></text:p>
      <text:p text:style-name="P28"><text:span text:style-name="T21"><text:s text:c="4"/></text:span><text:span text:style-name="T17">| ROLE </text:span><text:span text:style-name="Teletype"><text:span text:style-name="T18">rolename</text:span></text:span><text:span text:style-name="T17"> [, ...]</text:span></text:p>
      <text:p text:style-name="P28"><text:span text:style-name="T21"><text:s text:c="4"/></text:span><text:span text:style-name="T17">| ADMIN </text:span><text:span text:style-name="Teletype"><text:span text:style-name="T18">rolename</text:span></text:span><text:span text:style-name="T17"> [, ...]</text:span></text:p>
      <text:p text:style-name="P28"><text:span text:style-name="T21"><text:s text:c="4"/></text:span><text:span text:style-name="T17">| USER </text:span><text:span text:style-name="Teletype"><text:span text:style-name="T18">rolename</text:span></text:span><text:span text:style-name="T17"> [, ...]</text:span></text:p>
      <text:p text:style-name="P36"><text:span text:style-name="T21"><text:s text:c="4"/></text:span><text:span text:style-name="T17">| SYSID </text:span><text:span text:style-name="Teletype"><text:span text:style-name="T18">uid</text:span></text:span><text:span text:style-name="T17"> </text:span></text:p>
      <text:p text:style-name="P5">PRIVILEGIS</text:p>
      <text:p text:style-name="P3"/>
      <text:p text:style-name="P13"><text:span text:style-name="Source_20_Text"><text:span text:style-name="T27">GRANT</text:span></text:span><text:span text:style-name="Source_20_Text"><text:span text:style-name="T23"> </text:span></text:span><text:span text:style-name="Source_20_Text"><text:span text:style-name="T27">ALL</text:span></text:span><text:span text:style-name="Source_20_Text"><text:span text:style-name="T23"> PRIVILEGES </text:span></text:span><text:span text:style-name="Source_20_Text"><text:span text:style-name="T27">ON</text:span></text:span><text:span text:style-name="Source_20_Text"><text:span text:style-name="T23"> </text:span></text:span><text:span text:style-name="Source_20_Text"><text:span text:style-name="T27">ALL</text:span></text:span><text:span text:style-name="Source_20_Text"><text:span text:style-name="T23"> TABLES </text:span></text:span><text:span text:style-name="Source_20_Text"><text:span text:style-name="T27">IN</text:span></text:span><text:span text:style-name="Source_20_Text"><text:span text:style-name="T23"> </text:span></text:span><text:span text:style-name="Source_20_Text"><text:span text:style-name="T27">SCHEMA</text:span></text:span><text:span text:style-name="Source_20_Text"><text:span text:style-name="T23"> </text:span></text:span><text:span text:style-name="Source_20_Text"><text:span text:style-name="T27">public</text:span></text:span><text:span text:style-name="Source_20_Text"><text:span text:style-name="T23"> </text:span></text:span><text:span text:style-name="Source_20_Text"><text:span text:style-name="T27">TO</text:span></text:span><text:span text:style-name="Source_20_Text"><text:span text:style-name="T23"> </text:span></text:span><text:span text:style-name="Source_20_Text"><text:span text:style-name="T28">user_nom;</text:span></text:span></text:p>
      <text:p text:style-name="P13"><text:span text:style-name="Source_20_Text"><text:span text:style-name="T28"/></text:span></text:p>
      <text:p text:style-name="P13"><text:span text:style-name="Source_20_Text"><text:span text:style-name="T27">GRANT</text:span></text:span><text:span text:style-name="Source_20_Text"><text:span text:style-name="T23"> </text:span></text:span><text:span text:style-name="Source_20_Text"><text:span text:style-name="T27">ALL</text:span></text:span><text:span text:style-name="Source_20_Text"><text:span text:style-name="T23"> PRIVILEGES </text:span></text:span><text:span text:style-name="Source_20_Text"><text:span text:style-name="T27">ON </text:span></text:span><text:span text:style-name="Source_20_Text"><text:span text:style-name="T24">DATABASE</text:span></text:span><text:span text:style-name="Source_20_Text"><text:span text:style-name="T28"> nom_db TO user_no</text:span></text:span><text:span text:style-name="Source_20_Text"><text:span text:style-name="T26">m;</text:span></text:span></text:p>
      <text:p text:style-name="P3"/>
      <text:p text:style-name="P6"/>
      <text:p text:style-name="P26"><text:s text:c="3"/></text:p>
      <text:p text:style-name="P14">GRANT { { SELECT | INSERT | UPDATE | DELETE | TRUNCATE | REFERENCES | TRIGGER }</text:p>
      <text:p text:style-name="P27">[,...] | ALL [ PRIVILEGES ] }</text:p>
      <text:p text:style-name="P29"><text:span text:style-name="T22"><text:s text:c="4"/></text:span><text:span text:style-name="T20">ON { [ TABLE ] </text:span><text:span text:style-name="Teletype"><text:span text:style-name="T19">table_name</text:span></text:span><text:span text:style-name="T20"> [, ...]</text:span></text:p>
      <text:p text:style-name="P29"><text:span text:style-name="T22"><text:s text:c="9"/></text:span><text:span text:style-name="T20">| ALL TABLES IN SCHEMA </text:span><text:span text:style-name="Teletype"><text:span text:style-name="T19">schema_name</text:span></text:span><text:span text:style-name="T20"> [, ...] }</text:span></text:p>
      <text:p text:style-name="P29"><text:span text:style-name="T22"><text:s text:c="4"/></text:span><text:span text:style-name="T20">TO { [ GROUP ] </text:span><text:span text:style-name="Teletype"><text:span text:style-name="T19">role_name</text:span></text:span><text:span text:style-name="T20"> | PUBLIC } [, ...] [ WITH GRANT OPTION ]</text:span></text:p>
      <text:p text:style-name="P33"/>
      <text:p text:style-name="P29"><text:span text:style-name="T20">GRANT { { SELECT | INSERT | UPDATE | REFERENCES } ( </text:span><text:span text:style-name="Teletype"><text:span text:style-name="T19">column</text:span></text:span><text:span text:style-name="T20"> [, ...] )</text:span></text:p>
      <text:p text:style-name="P29"><text:span text:style-name="T22"><text:s text:c="4"/></text:span><text:span text:style-name="T20">[,...] | ALL [ PRIVILEGES ] ( </text:span><text:span text:style-name="Teletype"><text:span text:style-name="T19">column</text:span></text:span><text:span text:style-name="T20"> [, ...] ) }</text:span></text:p>
      <text:p text:style-name="P29"><text:span text:style-name="T22"><text:s text:c="4"/></text:span><text:span text:style-name="T20">ON [ TABLE ] </text:span><text:span text:style-name="Teletype"><text:span text:style-name="T19">table_name</text:span></text:span><text:span text:style-name="T20"> [, ...]</text:span></text:p>
      <text:p text:style-name="P29"><text:span text:style-name="T22"><text:s text:c="4"/></text:span><text:span text:style-name="T20">TO { [ GROUP ] </text:span><text:span text:style-name="Teletype"><text:span text:style-name="T19">role_name</text:span></text:span><text:span text:style-name="T20"> | PUBLIC } [, ...] [ WITH GRANT OPTION ]</text:span></text:p>
      <text:p text:style-name="P33"/>
      <text:p text:style-name="P32">GRANT { { USAGE | SELECT | UPDATE }</text:p>
      <text:p text:style-name="P31"><text:s text:c="4"/><text:span text:style-name="T31">[,...] | ALL [ PRIVILEGES ] }</text:span></text:p>
      <text:p text:style-name="P29"><text:span text:style-name="T22"><text:s text:c="4"/></text:span><text:span text:style-name="T20">ON { SEQUENCE </text:span><text:span text:style-name="Teletype"><text:span text:style-name="T19">sequence_name</text:span></text:span><text:span text:style-name="T20"> [, ...]</text:span></text:p>
      <text:p text:style-name="P29"><text:span text:style-name="T22"><text:s text:c="9"/></text:span><text:span text:style-name="T20">| ALL SEQUENCES IN SCHEMA </text:span><text:span text:style-name="Teletype"><text:span text:style-name="T19">schema_name</text:span></text:span><text:span text:style-name="T20"> [, ...] }</text:span></text:p>
      <text:p text:style-name="P29"><text:span text:style-name="T22"><text:s text:c="4"/></text:span><text:span text:style-name="T20">TO { [ GROUP ] </text:span><text:span text:style-name="Teletype"><text:span text:style-name="T19">role_name</text:span></text:span><text:span text:style-name="T20"> | PUBLIC } [, ...] [ WITH GRANT OPTION ]</text:span></text:p>
      <text:p text:style-name="P33"/>
      <text:p text:style-name="P32">GRANT { { CREATE | CONNECT | TEMPORARY | TEMP } [,...] | ALL [ PRIVILEGES ] }</text:p>
      <text:p text:style-name="P29"><text:span text:style-name="T22"><text:s text:c="4"/></text:span><text:span text:style-name="T20">ON DATABASE </text:span><text:span text:style-name="Teletype"><text:span text:style-name="T19">database_name</text:span></text:span><text:span text:style-name="T20"> [, ...]</text:span></text:p>
      <text:p text:style-name="P11"><text:s text:c="4"/>TO { [ GROUP ] <text:span text:style-name="Teletype"><text:span text:style-name="T32">role_name</text:span></text:span> | PUBLIC } [, ...] [ WITH GRANT OPTION ]</text:p>
      <text:p text:style-name="P12"/>
      <text:p text:style-name="P13"><text:span text:style-name="Source_20_Text"><text:span text:style-name="T2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space" svg:font-family="monospace"/>
    <style:font-face style:name="sans-serif" svg:font-family="sans-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5T19:10:07.991000000</meta:creation-date>
    <dc:date>2021-03-18T10:43:42.702378349</dc:date>
    <meta:editing-duration>PT2H4M8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3" meta:paragraph-count="74" meta:word-count="1086" meta:character-count="6330" meta:non-whitespace-character-count="5188"/>
  </office:meta>
</office:document-meta>
</file>